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601" officeooo:paragraph-rsid="00020601"/>
    </style:style>
    <style:style style:name="P2" style:family="paragraph" style:parent-style-name="Standard">
      <style:text-properties officeooo:rsid="00020601" officeooo:paragraph-rsid="0004d9b8"/>
    </style:style>
    <style:style style:name="P3" style:family="paragraph" style:parent-style-name="Standard">
      <style:text-properties officeooo:rsid="000315a0" officeooo:paragraph-rsid="000315a0"/>
    </style:style>
    <style:style style:name="P4" style:family="paragraph" style:parent-style-name="Standard">
      <style:text-properties officeooo:rsid="000315a0" officeooo:paragraph-rsid="000641de"/>
    </style:style>
    <style:style style:name="P5" style:family="paragraph" style:parent-style-name="Standard" style:list-style-name="L1">
      <style:text-properties officeooo:paragraph-rsid="000641de"/>
    </style:style>
    <style:style style:name="P6" style:family="paragraph" style:parent-style-name="Standard" style:list-style-name="L1">
      <style:text-properties officeooo:rsid="000641de" officeooo:paragraph-rsid="000641de"/>
    </style:style>
    <style:style style:name="P7" style:family="paragraph" style:parent-style-name="Standard">
      <style:text-properties officeooo:rsid="00020601" officeooo:paragraph-rsid="0004d9b8"/>
    </style:style>
    <style:style style:name="P8" style:family="paragraph" style:parent-style-name="Standard" style:list-style-name="L2">
      <style:text-properties officeooo:rsid="00020601" officeooo:paragraph-rsid="00020601"/>
    </style:style>
    <style:style style:name="P9" style:family="paragraph" style:parent-style-name="Standard">
      <style:text-properties officeooo:rsid="00020601" officeooo:paragraph-rsid="0009ad67"/>
    </style:style>
    <style:style style:name="P10" style:family="paragraph" style:parent-style-name="Standard" style:list-style-name="L2">
      <style:text-properties officeooo:rsid="0002b82e" officeooo:paragraph-rsid="0002b82e"/>
    </style:style>
    <style:style style:name="P11" style:family="paragraph" style:parent-style-name="Standard" style:list-style-name="L2">
      <style:text-properties officeooo:rsid="00081bdc" officeooo:paragraph-rsid="00081bdc"/>
    </style:style>
    <style:style style:name="P12" style:family="paragraph" style:parent-style-name="Standard" style:list-style-name="L2">
      <style:text-properties officeooo:rsid="00085b88" officeooo:paragraph-rsid="00085b88"/>
    </style:style>
    <style:style style:name="P13" style:family="paragraph" style:parent-style-name="Standard" style:list-style-name="L2">
      <style:text-properties officeooo:rsid="000acb4f" officeooo:paragraph-rsid="000acb4f"/>
    </style:style>
    <style:style style:name="P14" style:family="paragraph" style:parent-style-name="Standard" style:list-style-name="L2">
      <style:text-properties officeooo:rsid="000c5748" officeooo:paragraph-rsid="000c5748"/>
    </style:style>
    <style:style style:name="P15" style:family="paragraph" style:parent-style-name="Standard">
      <style:text-properties officeooo:rsid="000c5748" officeooo:paragraph-rsid="000c5748"/>
    </style:style>
    <style:style style:name="P16" style:family="paragraph" style:parent-style-name="Standard">
      <style:text-properties officeooo:rsid="000e46fb" officeooo:paragraph-rsid="000e46fb"/>
    </style:style>
    <style:style style:name="P17" style:family="paragraph" style:parent-style-name="Standard" style:list-style-name="L2">
      <style:text-properties officeooo:rsid="000e7494" officeooo:paragraph-rsid="000e7494"/>
    </style:style>
    <style:style style:name="P18" style:family="paragraph" style:parent-style-name="Standard" style:list-style-name="L2">
      <style:text-properties officeooo:rsid="000fc0f8" officeooo:paragraph-rsid="000fc0f8"/>
    </style:style>
    <style:style style:name="P19" style:family="paragraph" style:parent-style-name="Standard" style:list-style-name="L2">
      <style:text-properties officeooo:rsid="001084e8" officeooo:paragraph-rsid="001084e8"/>
    </style:style>
    <style:style style:name="P20" style:family="paragraph" style:parent-style-name="Standard" style:list-style-name="L2">
      <style:text-properties officeooo:rsid="001184b5" officeooo:paragraph-rsid="001184b5"/>
    </style:style>
    <style:style style:name="P21" style:family="paragraph" style:parent-style-name="Standard">
      <style:text-properties officeooo:rsid="001184b5" officeooo:paragraph-rsid="001184b5"/>
    </style:style>
    <style:style style:name="P22" style:family="paragraph" style:parent-style-name="Text_20_body">
      <style:text-properties officeooo:paragraph-rsid="000641de"/>
    </style:style>
    <style:style style:name="P23" style:family="paragraph" style:parent-style-name="Heading_20_1">
      <style:text-properties officeooo:rsid="000641de" officeooo:paragraph-rsid="000641de"/>
    </style:style>
    <style:style style:name="T1" style:family="text">
      <style:text-properties officeooo:rsid="0002b82e"/>
    </style:style>
    <style:style style:name="T2" style:family="text">
      <style:text-properties officeooo:rsid="0004d9b8"/>
    </style:style>
    <style:style style:name="T3" style:family="text">
      <style:text-properties officeooo:rsid="000641de"/>
    </style:style>
    <style:style style:name="T4" style:family="text">
      <style:text-properties officeooo:rsid="000315a0"/>
    </style:style>
    <style:style style:name="T5" style:family="text">
      <style:text-properties officeooo:rsid="00081bd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85b88" style:font-style-asian="normal" style:font-style-complex="normal"/>
    </style:style>
    <style:style style:name="T9" style:family="text">
      <style:text-properties officeooo:rsid="00085b88"/>
    </style:style>
    <style:style style:name="T10" style:family="text">
      <style:text-properties officeooo:rsid="0009ad67"/>
    </style:style>
    <style:style style:name="T11" style:family="text">
      <style:text-properties officeooo:rsid="000acb4f"/>
    </style:style>
    <style:style style:name="T12" style:family="text">
      <style:text-properties officeooo:rsid="000e46fb"/>
    </style:style>
    <style:style style:name="T13" style:family="text">
      <style:text-properties officeooo:rsid="000e7494"/>
    </style:style>
    <style:style style:name="T14" style:family="text">
      <style:text-properties officeooo:rsid="001084e8"/>
    </style:style>
    <style:style style:name="T15" style:family="text">
      <style:text-properties officeooo:rsid="001184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Git Exercise</text:h>
      <text:p text:style-name="P22"/>
      <text:p text:style-name="P4"><text:span text:style-name="T2">1</text:span>. <text:span text:style-name="T3">Explore the existing PhysicsCompetition repo, and answer the following. <text:s/></text:span>(If you do this on a Unix or Gitbash commandline, you may find the <text:span text:style-name="T10">wc command useful</text:span>.)<text:span text:style-name="T3">:</text:span></text:p>
      <text:p text:style-name="P4"/>
      <text:list xml:id="list836234189" text:style-name="L1">
        <text:list-item>
          <text:p text:style-name="P5"><text:span text:style-name="T4">How many commits have been made to PhysicsCompetition? <text:s text:c="2"/>(Note you can get a listing of all commits, one per line.)</text:span></text:p>
        </text:list-item>
        <text:list-item>
          <text:p text:style-name="P5"><text:span text:style-name="T4">When was the first? <text:s/></text:span></text:p>
        </text:list-item>
        <text:list-item>
          <text:p text:style-name="P5"><text:span text:style-name="T4">Could you determine this even if your machine were not on the internet? <text:s text:c="2"/>Why? <text:s/></text:span></text:p>
        </text:list-item>
        <text:list-item>
          <text:p text:style-name="P6">How much space is used by each commit, on average? <text:s/>(The size of the .git directory, divided by number of commits, would be a good way to estimate this.) <text:s/>Does Git really store each commit in its entirety?</text:p>
        </text:list-item>
      </text:list>
      <text:p text:style-name="P3"/>
      <text:p text:style-name="P1"><text:span text:style-name="T2">2</text:span>. Git often uses 7-letter hashcode prefixes to identify a commit. <text:s text:c="2"/>Is this <text:span text:style-name="T2">potentially ambiguous</text:span>? <text:s/>What are the odds that two commits might have the same 7-letter prefix?</text:p>
      <text:p text:style-name="P1"/>
      <text:p text:style-name="P2"><text:span text:style-name="T2">3</text:span>. What does git do when competing edits apply to a binary file, e.g. a word doc<text:span text:style-name="T5">?</text:span></text:p>
      <text:p text:style-name="P2"/>
      <text:p text:style-name="P9"><text:span text:style-name="T10">4. </text:span>Does git force a hand-merge when two different commits edit the same file, or can the merge be automatic if the edits are not overlapping? <text:s/>Test to find out<text:span text:style-name="T11"> how close two edits can be and still result in automatic merge.</text:span></text:p>
      <text:p text:style-name="P9"/>
      <text:p text:style-name="P15">5. A commit "ome fix comments" was made early in the history of the project. <text:s text:c="2"/>What files/lines did it change? <text:s/><text:span text:style-name="T12"><text:s/>Why?</text:span></text:p>
      <text:p text:style-name="P15"/>
      <text:p text:style-name="P16">6. How many commits were made on Aug 25, 2017?</text:p>
      <text:p text:style-name="P2"/>
      <text:p text:style-name="P1"><text:span text:style-name="T10">5</text:span>. Do the following Git exercise<text:span text:style-name="T9">, logging the commands you ran as a document to submit</text:span>:</text:p>
      <text:p text:style-name="P1"/>
      <text:list xml:id="list3364503158" text:style-name="L2">
        <text:list-item>
          <text:p text:style-name="P8"><text:span text:style-name="T1">Create a repo GitExercise in your github account.</text:span></text:p>
        </text:list-item>
        <text:list-item>
          <text:p text:style-name="P11">Clone GitExercise onto your local machine, but do not incorporate your password into the remote URL. <text:s/>Instead, set up a credential cache system using <text:span text:style-name="T6">git config --global</text:span><text:span text:style-name="T7"> to set a credential.helper property. <text:s/></text:span><text:span text:style-name="T8"><text:s/>(See Credential Storage in the Git text.) </text:span><text:span text:style-name="T7"><text:s/>Set it for 1 hour timeout, and confirm that you only need to enter your password once per hour.</text:span></text:p>
        </text:list-item>
        <text:list-item>
          <text:p text:style-name="P11">Copy the contents of the Maven project you did in an earlier assignment into GitExercise. <text:s/>We'll use it as a small app to manage via Git.</text:p>
        </text:list-item>
        <text:list-item>
          <text:p text:style-name="P10">Set <text:span text:style-name="T9">up git so it ignores the entire target directory, plus any directory named "Archive" anywhere in the tree. <text:s/>Create an Archive directory under src and put a small file in it. <text:s/></text:span></text:p>
        </text:list-item>
        <text:list-item>
          <text:p text:style-name="P12">With a single command, add all files (pom.xml, src/**) to the repository. </text:p>
        </text:list-item>
        <text:list-item>
          <text:p text:style-name="P12">Confirm that all files are now staged for commit, except those you told git to ignore.</text:p>
        </text:list-item>
        <text:list-item>
          <text:p text:style-name="P12">Commit with the message "Initial commit"<text:span text:style-name="T10"> and</text:span> push to the remote repo.</text:p>
        </text:list-item>
        <text:list-item>
          <text:p text:style-name="P13">Create, stage and commit a new file Sample under src, with 10 distinct lines of text.</text:p>
        </text:list-item>
        <text:list-item>
          <text:p text:style-name="P14">Use git branch to create a new branch SampleMod. <text:s/>Check out the branch</text:p>
        </text:list-item>
        <text:list-item>
          <text:p text:style-name="P14">In SampleMod, change line 10 of Sample and commit the change.</text:p>
        </text:list-item>
        <text:list-item>
          <text:p text:style-name="P17">In master, change line 1 of Sample and commit the change</text:p>
        </text:list-item>
        <text:list-item>
          <text:p text:style-name="P14">Switch between SampleMod and master, and use git log to see the different commit history.</text:p>
        </text:list-item>
        <text:list-item>
          <text:p text:style-name="P14">In SampleMod, use git diff to find the difference between your most recent commit and that before it. <text:s text:c="2"/>Find a couple of different ways to describe those two commits in your diff command.</text:p>
        </text:list-item>
        <text:list-item>
          <text:p text:style-name="P17">Use git diff to show the differences between the head of SampleMod and the head of master</text:p>
        </text:list-item>
        <text:list-item>
          <text:p text:style-name="P17">Merge SampleMod into master</text:p>
        </text:list-item>
        <text:list-item>
          <text:p text:style-name="P18">Make another modification to Sample in the SampleMod branch</text:p>
        </text:list-item>
        <text:list-item>
          <text:p text:style-name="P18"><text:span text:style-name="T13">Delete the SampleMod branch and get rejected</text:span> due to potential data loss</text:p>
        </text:list-item>
        <text:list-item>
          <text:p text:style-name="P18">Revoke the most recent commit to SampleMod.</text:p>
        </text:list-item>
        <text:list-item>
          <text:p text:style-name="P18">Successfully delete SampleMod now.</text:p>
        </text:list-item>
        <text:list-item>
          <text:p text:style-name="P18">In master branch <text:span text:style-name="T14">"accidentally" </text:span>delete <text:span text:style-name="T14">file </text:span>Sample</text:p>
        </text:list-item>
        <text:list-item>
          <text:p text:style-name="P18">Restore<text:span text:style-name="T14"> file</text:span> Sample from the repository.</text:p>
        </text:list-item>
        <text:list-item>
          <text:p text:style-name="P19">Modify Sample<text:span text:style-name="T15"> by adding one line</text:span>, and add it to the staging area. <text:s/>Confirm you did so via git status</text:p>
        </text:list-item>
        <text:list-item>
          <text:p text:style-name="P19">Remove the modified Sample from the staging area, retaining the modification in your working tree only.<text:span text:style-name="T15"> <text:s/>(What level of "reset" is this?)</text:span></text:p>
        </text:list-item>
        <text:list-item>
          <text:p text:style-name="P19">Now add and commit the modified Sample. <text:s/>Confirm this via git status and git log</text:p>
        </text:list-item>
        <text:list-item>
          <text:p text:style-name="P20">Now, get rid of that last commit entirely, returning exactly to the pre-commit state.</text:p>
        </text:list-item>
        <text:list-item>
          <text:p text:style-name="P20">Now, *using only git reset* restore that commit.</text:p>
        </text:list-item>
        <text:list-item>
          <text:p text:style-name="P20">Now, undo that commit, <text:span text:style-name="T6">including reverting your working tree to the state before step 22. </text:span><text:span text:style-name="T7">Check that this has happened by examining Sample and git log</text:span></text:p>
        </text:list-item>
        <text:list-item>
          <text:p text:style-name="P20"><text:span text:style-name="T7">And, finally, bring back the reverted commit, including your working tree, using git reset only.</text:span></text:p>
        </text:list-item>
        <text:list-item>
          <text:p text:style-name="P20"><text:span text:style-name="T7">Push all this work to github.</text:span></text:p>
        </text:list-item>
      </text:list>
      <text:p text:style-name="P2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1-06-14T11:11:42.655469324</dc:date>
    <meta:editing-duration>P1DT8H14M31S</meta:editing-duration>
    <meta:editing-cycles>4</meta:editing-cycles>
    <meta:document-statistic meta:table-count="0" meta:image-count="0" meta:object-count="0" meta:page-count="1" meta:paragraph-count="41" meta:word-count="728" meta:character-count="4031" meta:non-whitespace-character-count="3344"/>
  </office:meta>
</office:document-meta>
</file>